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rsid="0002b730" officeooo:paragraph-rsid="0002b730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2b730"/>
    </style:style>
    <style:style style:name="P3" style:family="paragraph" style:parent-style-name="Text_20_body">
      <style:text-properties officeooo:rsid="0002b730" officeooo:paragraph-rsid="0006d35d"/>
    </style:style>
    <style:style style:name="P4" style:family="paragraph" style:parent-style-name="Text_20_body">
      <style:text-properties officeooo:paragraph-rsid="0006d35d"/>
    </style:style>
    <style:style style:name="P5" style:family="paragraph" style:parent-style-name="Text_20_body">
      <style:text-properties fo:font-weight="bold" officeooo:paragraph-rsid="0006d35d" style:font-weight-asian="bold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officeooo:rsid="0002b730" officeooo:paragraph-rsid="0006d35d" style:font-weight-asian="bold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2b730" officeooo:paragraph-rsid="0006d35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bold" officeooo:rsid="0002b730" officeooo:paragraph-rsid="0006d35d" style:font-weight-asian="bold" style:font-weight-complex="bold"/>
    </style:style>
    <style:style style:name="P9" style:family="paragraph" style:parent-style-name="Text_20_body">
      <style:text-properties officeooo:paragraph-rsid="0002b730"/>
    </style:style>
    <style:style style:name="P10" style:family="paragraph" style:parent-style-name="Heading_20_3">
      <style:paragraph-properties fo:margin-left="0in" fo:margin-right="0in" fo:text-indent="0in" style:auto-text-indent="false"/>
      <style:text-properties officeooo:paragraph-rsid="0002b730"/>
    </style:style>
    <style:style style:name="P11" style:family="paragraph" style:parent-style-name="Text_20_body">
      <style:text-properties officeooo:paragraph-rsid="0002b730" loext:padding="0in" loext:border="none"/>
    </style:style>
    <style:style style:name="P12" style:family="paragraph" style:parent-style-name="Text_20_body">
      <style:text-properties fo:font-weight="bold" officeooo:rsid="0004c2f4" officeooo:paragraph-rsid="0002b730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0478f8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02b730" officeooo:paragraph-rsid="000478f8"/>
    </style:style>
    <style:style style:name="P15" style:family="paragraph" style:parent-style-name="Text_20_body">
      <style:text-properties officeooo:rsid="0002b730" officeooo:paragraph-rsid="000526f5"/>
    </style:style>
    <style:style style:name="P16" style:family="paragraph" style:parent-style-name="Text_20_body">
      <style:text-properties officeooo:paragraph-rsid="000526f5"/>
    </style:style>
    <style:style style:name="P17" style:family="paragraph" style:parent-style-name="Text_20_body">
      <style:text-properties fo:font-weight="bold" officeooo:paragraph-rsid="000526f5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weight="bold" officeooo:rsid="0002b730" officeooo:paragraph-rsid="000526f5" style:font-weight-asian="bold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02b730" officeooo:paragraph-rsid="000526f5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weight="bold" officeooo:rsid="0002b730" officeooo:paragraph-rsid="000478f8" style:font-weight-asian="bold" style:font-weight-complex="bold"/>
    </style:style>
    <style:style style:name="P21" style:family="paragraph" style:parent-style-name="Text_20_body">
      <style:text-properties officeooo:paragraph-rsid="000478f8"/>
    </style:style>
    <style:style style:name="P22" style:family="paragraph" style:parent-style-name="Heading_20_3">
      <style:paragraph-properties fo:margin-left="0in" fo:margin-right="0in" fo:text-indent="0in" style:auto-text-indent="false"/>
      <style:text-properties officeooo:rsid="0006d35d" officeooo:paragraph-rsid="0006d35d"/>
    </style:style>
    <style:style style:name="P23" style:family="paragraph" style:parent-style-name="Text_20_body">
      <style:text-properties officeooo:paragraph-rsid="000478f8" loext:padding="0in" loext:border="none"/>
    </style:style>
    <style:style style:name="P24" style:family="paragraph" style:parent-style-name="Heading_20_3">
      <style:paragraph-properties fo:margin-left="0in" fo:margin-right="0in" fo:text-indent="0in" style:auto-text-indent="false"/>
      <style:text-properties officeooo:paragraph-rsid="000478f8"/>
    </style:style>
    <style:style style:name="P25" style:family="paragraph" style:parent-style-name="Text_20_body">
      <style:text-properties fo:font-weight="bold" officeooo:rsid="0004c2f4" officeooo:paragraph-rsid="000478f8" style:font-weight-asian="bold" style:font-weight-complex="bold"/>
    </style:style>
    <style:style style:name="T1" style:family="text">
      <style:text-properties officeooo:rsid="00062789"/>
    </style:style>
    <style:style style:name="T2" style:family="text">
      <style:text-properties officeooo:rsid="0006837b"/>
    </style:style>
    <style:style style:name="T3" style:family="text">
      <style:text-properties fo:font-weight="bold" officeooo:rsid="000526f5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d35d"/>
    </style:style>
    <style:style style:name="T6" style:family="text">
      <style:text-properties officeooo:rsid="0002b730"/>
    </style:style>
    <style:style style:name="T7" style:family="text">
      <style:text-properties officeooo:rsid="000526f5"/>
    </style:style>
    <style:style style:name="T8" style:family="text">
      <style:text-properties officeooo:rsid="00079989"/>
    </style:style>
    <style:style style:name="T9" style:family="text">
      <style:text-properties loext:padding="0in" loext:border="none"/>
    </style:style>
    <style:style style:name="T10" style:family="text">
      <style:text-properties officeooo:rsid="0004c2f4" loext:padding="0in" loext:border="none"/>
    </style:style>
    <style:style style:name="T11" style:family="text">
      <style:text-properties officeooo:rsid="0004c2f4"/>
    </style:style>
    <style:style style:name="T12" style:family="text">
      <style:text-properties officeooo:rsid="000478f8"/>
    </style:style>
    <style:style style:name="T13" style:family="text">
      <style:text-properties officeooo:rsid="0006d35d" loext:padding="0in" loext:border="none"/>
    </style:style>
    <style:style style:name="T14" style:family="text">
      <style:text-properties officeooo:rsid="000896a2" loext:padding="0in" loext:border="none"/>
    </style:style>
    <style:style style:name="T15" style:family="text">
      <style:text-properties officeooo:rsid="000896a2"/>
    </style:style>
    <style:style style:name="T16" style:family="text">
      <style:text-properties officeooo:rsid="00091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iting</text:p>
      <text:p text:style-name="P2"/>
      <text:p text:style-name="P2"><text:span text:style-name="T1">Panyagiri</text:span> is a <text:span text:style-name="T2">Buddhist </text:span>community of monks <text:span text:style-name="T2">and lay practitioners</text:span> in the Theravada <text:span text:style-name="T1">Thai Forest</text:span> <text:span text:style-name="T2">lineage</text:span>. <text:span text:style-name="T2">Visitors</text:span> are welcome to <text:span text:style-name="T2">come for a few hours or to</text:span> stay here as <text:span text:style-name="T2">overnight </text:span>guests, <text:span text:style-name="T2">to</text:span> live <text:span text:style-name="T2">and practice</text:span> with the monastic community.</text:p>
      <text:p text:style-name="P1">All of our visitors are expected to be respectful to the community members and to others guests, maintaining the atmosphere of quietude and trust. </text:p>
      <text:p text:style-name="P1">Those staying overnight are expected to uphold the 8 precepts:</text:p>
      <text:p text:style-name="P3"><text:span text:style-name="T3">1. </text:span><text:span text:style-name="T4">Pāṇātipātā veramaṇī sikkhāpadaṁ samādiyāmi</text:span> <text:s/></text:p>
      <text:p text:style-name="P3">I undertake the <text:span text:style-name="T5">training</text:span> to refrain from taking the life of any living creature.</text:p>
      <text:p text:style-name="P4"><text:span text:style-name="T3">2. </text:span><text:span text:style-name="T4">Adinnādānā veramaṇī sikkhāpadaṁ samādiyāmi</text:span><text:span text:style-name="T6"> <text:s/></text:span></text:p>
      <text:p text:style-name="P3">I undertake the <text:span text:style-name="T5">training</text:span> to refrain from taking that which is not given.</text:p>
      <text:p text:style-name="P5"><text:span text:style-name="T7">3. </text:span>Abrahmacariyā veramaṇī sikkhāpadaṁ samādiyāmi </text:p>
      <text:p text:style-name="P3">I undertake the <text:span text:style-name="T5">training</text:span> to refrain from any intentional sexual activity.</text:p>
      <text:p text:style-name="P6"><text:span text:style-name="T7">4. </text:span>Musāvādā veramaṇī sikkhāpadaṁ samādiyāmi</text:p>
      <text:p text:style-name="P6"/>
      <text:p text:style-name="P7">I undertake the <text:span text:style-name="T5">training</text:span> to refrain from lying.</text:p>
      <text:p text:style-name="P8"><text:span text:style-name="T7">5. </text:span>Surāmeraya-majja-pamādaṭṭhānā veramaṇī sikkhāpadaṁ samādiyāmi</text:p>
      <text:p text:style-name="P7">I undertake the <text:span text:style-name="T5">training</text:span> to refrain from consuming intoxicating drink and drugs which lead to carelessness.</text:p>
      <text:p text:style-name="P8"><text:span text:style-name="T7">6. </text:span>Vikālabhojanā veramaṇī sikkhāpadaṁ samād<text:span text:style-name="T7">i</text:span>yāmi.</text:p>
      <text:p text:style-name="P7">I undertake the <text:span text:style-name="T5">training</text:span> to refrain from eating at inappropriate times.</text:p>
      <text:p text:style-name="P8"><text:span text:style-name="T7">7. </text:span>Nacca-gīta-vādita-visūkadassanā mālā-gandha-vilepana-dhāraṇa-maṇḍana-vibhūsanaṭṭhānā veramaṇī sikkhāpadaṁ samādiyāmi.</text:p>
      <text:p text:style-name="P7">I undertake the <text:span text:style-name="T5">training</text:span> to refrain from entertainment, beautification, and adornment.</text:p>
      <text:p text:style-name="P8"><text:span text:style-name="T7">8. </text:span>Uccāsayana-mahāsayanā veramaṇī sikkhāpadaṁ samādiyāmi.</text:p>
      <text:p text:style-name="P7">I undertake the <text:span text:style-name="T5">training</text:span> to refrain from lying on a high or luxurious sleeping place.</text:p>
      <text:p text:style-name="P9">The place is open from the early morning, when the community gathers for the morning meditation, until after the evening meditation. The gates are open from <text:span text:style-name="T1">5</text:span>.30 am until 9.<text:span text:style-name="T1">0</text:span>0 pm, or sometimes later if there is a meditation vigil. There is no need to book to visit the monastery. <text:span text:style-name="T2">However, if you wish to stay overnight, you need to book your stay in writing on the _______@email</text:span></text:p>
      <text:p text:style-name="P9">If <text:span text:style-name="T2">this would be</text:span> your first visit, you may like to come around late morning. This is when we gather to receive the meal and there are usually other visitors or mo<text:span text:style-name="T2">nk</text:span>s available for asking questions. </text:p>
      <text:h text:style-name="P10" text:outline-level="3"><text:soft-page-break/>Daily routine</text:h>
      <text:p text:style-name="P9">The day begins and ends with silent <text:span text:style-name="T8">meditation</text:span> together; there are also periods of work and some time for individual practice and for attending to personal needs.</text:p>
      <text:p text:style-name="P2"><text:span text:style-name="Strong_20_Emphasis"><text:span text:style-name="T9">5:</text:span></text:span><text:span text:style-name="Strong_20_Emphasis"><text:span text:style-name="T10">3</text:span></text:span><text:span text:style-name="Strong_20_Emphasis"><text:span text:style-name="T9">0 am</text:span></text:span><text:span text:style-name="T9"><text:line-break/>Morning meeting – silent meditation and chanting.</text:span></text:p>
      <text:p text:style-name="P9"><text:span text:style-name="Strong_20_Emphasis"><text:span text:style-name="T9">6:</text:span></text:span><text:span text:style-name="Strong_20_Emphasis"><text:span text:style-name="T10">45</text:span></text:span><text:span text:style-name="Strong_20_Emphasis"><text:span text:style-name="T9"> am</text:span></text:span><text:span text:style-name="T9"><text:line-break/>Daily clean-up – chores in the main area of the monastery.</text:span></text:p>
      <text:p text:style-name="P9"><text:span text:style-name="Strong_20_Emphasis"><text:span text:style-name="T9">7:15 am</text:span></text:span><text:span text:style-name="T9"><text:line-break/>Breakfast – usually </text:span><text:span text:style-name="T10">bread</text:span><text:span text:style-name="T9"> and porridge </text:span></text:p>
      <text:p text:style-name="P9"><text:span text:style-name="Strong_20_Emphasis"><text:span text:style-name="T9">8:15 am</text:span></text:span><text:span text:style-name="T9"><text:line-break/>Work period – chores and general maintenance of the monastery, helping in the kitchen, etc.</text:span></text:p>
      <text:p text:style-name="P9"><text:span text:style-name="T10">Meal offering - </text:span><text:span text:style-name="T9"> </text:span><text:span text:style-name="Strong_20_Emphasis"><text:span text:style-name="T9">11:30 am </text:span></text:span></text:p>
      <text:p text:style-name="P11">Washing up and tidying in the kitchen, followed by personal practice – individual meditation <text:span text:style-name="T6">or</text:span> study time, <text:span text:style-name="T6">etc.</text:span></text:p>
      <text:p text:style-name="P9"><text:span text:style-name="Strong_20_Emphasis"><text:span text:style-name="T9">5:00 pm</text:span></text:span><text:span text:style-name="T9"><text:line-break/>Tea.</text:span></text:p>
      <text:p text:style-name="P9"><text:span text:style-name="Strong_20_Emphasis"><text:span text:style-name="T9">7:</text:span></text:span><text:span text:style-name="Strong_20_Emphasis"><text:span text:style-name="T10">00</text:span></text:span><text:span text:style-name="Strong_20_Emphasis"><text:span text:style-name="T9"> – 8:</text:span></text:span><text:span text:style-name="Strong_20_Emphasis"><text:span text:style-name="T10">0</text:span></text:span><text:span text:style-name="Strong_20_Emphasis"><text:span text:style-name="T9">0 pm</text:span></text:span><text:span text:style-name="T9"><text:line-break/>Evening meeting – chanting and silent meditation.<text:line-break/>(There are no evening meetings on the days before and after the lunar observance day).</text:span></text:p>
      <text:h text:style-name="P10" text:outline-level="3">Schedule during the lunar observance days</text:h>
      <text:p text:style-name="P9">The lunar observance days correspond to the <text:span text:style-name="T6">phases of the moon.</text:span> There is no morning group meditation on lunar observance days and most work projects are suspended. This way, the day can be devoted to quiet reflection. Observance days <text:span text:style-name="T8">in the evenings </text:span>usually follow this schedule:</text:p>
      <text:p text:style-name="P9"><text:span text:style-name="Strong_20_Emphasis">7:</text:span><text:span text:style-name="Strong_20_Emphasis"><text:span text:style-name="T11">0</text:span></text:span><text:span text:style-name="Strong_20_Emphasis">0 pm</text:span><text:line-break/>Chanting and silent meditation.</text:p>
      <text:p text:style-name="P9"><text:span text:style-name="Strong_20_Emphasis">8:</text:span><text:span text:style-name="Strong_20_Emphasis"><text:span text:style-name="T11">0</text:span></text:span><text:span text:style-name="Strong_20_Emphasis">0 pm</text:span><text:line-break/>Taking the Three Refuges and Eight Precepts by laypeople.</text:p>
      <text:p text:style-name="P9">Dhamma talk <text:span text:style-name="T11">and Q&amp;A </text:span>for about one hour.</text:p>
      <text:p text:style-name="P12">12:00 am</text:p>
      <text:p text:style-name="P9"><text:span text:style-name="T11">Closing homage and end of formal practice.</text:span><text:line-break/></text:p>
      <text:p text:style-name="P9">This event is open to everyone and you are free to join in for as much of the evening as you wish.</text:p>
      <text:p text:style-name="P9"/>
      <text:p text:style-name="P9"/>
      <text:p text:style-name="P9"/>
      <text:p text:style-name="P9"/>
      <text:p text:style-name="P13"><text:soft-page-break/><text:span text:style-name="T6">Visi</text:span><text:span text:style-name="T12">ta</text:span></text:p>
      <text:p text:style-name="P13"/>
      <text:p text:style-name="P13"><text:span text:style-name="T1">Panyagiri</text:span> <text:span text:style-name="T12">es una comunidad budista de monjes y practicantes laicos según el linaje tailandes del Bosque Theravada</text:span>. <text:span text:style-name="T12">Los v</text:span><text:span text:style-name="T2">isit</text:span><text:span text:style-name="T12">antes son bienvenidos a venir por algunas horas o quedarse durante la noche como invitados, viviendo y practicando junto con la comunidad monástica</text:span>.</text:p>
      <text:p text:style-name="P14"><text:span text:style-name="T12">Se espera de todos nuestros invitados un comportamiento respetuoso hacia los miembros de la comunidad así como hacia otros invitados, manteniendo una atmósfera de quietud y confianza.</text:span></text:p>
      <text:p text:style-name="P14"><text:span text:style-name="T12">Se espera de aquellos que pasen la noche en el monasterio, que mantengan los 8 preceptos:</text:span></text:p>
      <text:p text:style-name="P15"><text:span text:style-name="T3">1. </text:span><text:span text:style-name="T4">Pāṇātipātā veramaṇī sikkhāpadaṁ samādiyāmi</text:span> <text:s/></text:p>
      <text:p text:style-name="P15">Tomo el entrenamiento de abstenerme de quitar la vida a cualquier criatura viviente.</text:p>
      <text:p text:style-name="P16"><text:span text:style-name="T3">2. </text:span><text:span text:style-name="T4">Adinnādānā veramaṇī sikkhāpadaṁ samādiyāmi</text:span><text:span text:style-name="T6"> <text:s/></text:span></text:p>
      <text:p text:style-name="P15">Tomo el entrenamiento de absternerme de tomar lo que no me es dado.</text:p>
      <text:p text:style-name="P17"><text:span text:style-name="T7">3. </text:span>Abrahmacariyā veramaṇī sikkhāpadaṁ samādiyāmi </text:p>
      <text:p text:style-name="P15">Tomo el entrenamiento de abstenerme de cualquier tipo de actividad sexual intencional.</text:p>
      <text:p text:style-name="P18"><text:span text:style-name="T7">4. </text:span>Musāvādā veramaṇī sikkhāpadaṁ samādiyāmi</text:p>
      <text:p text:style-name="P18"/>
      <text:p text:style-name="P19">Tomo el entrenamiento de abstenerme de mentir.</text:p>
      <text:p text:style-name="P20"><text:span text:style-name="T7">5. </text:span>Surāmeraya-majja-pamādaṭṭhānā veramaṇī sikkhāpadaṁ samādiyāmi</text:p>
      <text:p text:style-name="P14">Tomo el entrenamiento de abstenerme de consumir bebidas embriagantes y drogas que conduzcan al descuido.</text:p>
      <text:p text:style-name="P20"><text:span text:style-name="T7">6. </text:span>Vikālabhojanā veramaṇī sikkhāpadaṁ samād<text:span text:style-name="T7">i</text:span>yāmi.</text:p>
      <text:p text:style-name="P14">Tomo el entrenamiento de abstenerme de comer en periodos indebidos. </text:p>
      <text:p text:style-name="P20"><text:span text:style-name="T7">7. </text:span>Nacca-gīta-vādita-visūkadassanā mālā-gandha-vilepana-dhāraṇa-maṇḍana-vibhūsanaṭṭhānā veramaṇī sikkhāpadaṁ samādiyāmi.</text:p>
      <text:p text:style-name="P14">Tomo el entrenamiento de abstenerme de entretenimiento, embellecimiento y adorno.</text:p>
      <text:p text:style-name="P20"><text:span text:style-name="T7">8. </text:span>Uccāsayana-mahāsayanā veramaṇī sikkhāpadaṁ samādiyāmi.</text:p>
      <text:p text:style-name="P14">Tomo el entrenamiento de abstenerme de acostarme en un lugar alto o lujoso para dormir.</text:p>
      <text:p text:style-name="P14"/>
      <text:p text:style-name="P4"><text:span text:style-name="T5">El lugar queda abierto desde la mañana temprano, cuando la comunidad se reune para la meditación matinal, hasta despues de la meditación vespertina. Las puertas están abiertas desde las </text:span><text:span text:style-name="T1">5</text:span>.30 am <text:span text:style-name="T5">hasta las</text:span> 9.<text:span text:style-name="T1">0</text:span>0 pm, <text:span text:style-name="T5">o algunas veces incluso más tarde si se hace vigilia de meditación</text:span>. <text:span text:style-name="T5">No es necesario reservar para visitar el monasterio. </text:span></text:p>
      <text:p text:style-name="P4"><text:s/><text:span text:style-name="T5">Sin embargo, si desea usted quedarse durante la noche, precisa de reservar su estancia escribiendo a la dirección</text:span><text:span text:style-name="T2"> _______@email</text:span></text:p>
      <text:p text:style-name="P21"><text:soft-page-break/><text:span text:style-name="T5">Si esta fuera su primera visita, le aconsejamos se pase al final de la mañana</text:span>. <text:span text:style-name="T5">Sobre esta hora es cuando nos juntamos para recibir la comida y hay presencia de otros visitantes o monjes a los que dirigir sus preguntas</text:span>. </text:p>
      <text:h text:style-name="P22" text:outline-level="3">Rutina diaria</text:h>
      <text:p text:style-name="P21"><text:span text:style-name="T5">El día comienza y termina con meditación en silencio, todos juntos; también hay periodos de trabajo y algun tiempo para dedicar a la práctica individual y/o atender a necesidades personales</text:span>.</text:p>
      <text:p text:style-name="P13"><text:span text:style-name="Strong_20_Emphasis"><text:span text:style-name="T9">5:</text:span></text:span><text:span text:style-name="Strong_20_Emphasis"><text:span text:style-name="T10">3</text:span></text:span><text:span text:style-name="Strong_20_Emphasis"><text:span text:style-name="T9">0 am</text:span></text:span><text:span text:style-name="T9"><text:line-break/></text:span><text:span text:style-name="T13">Reunión matinal</text:span><text:span text:style-name="T9"> – </text:span><text:span text:style-name="T13">meditación en silencio y cánticos</text:span><text:span text:style-name="T9">.</text:span></text:p>
      <text:p text:style-name="P21"><text:span text:style-name="Strong_20_Emphasis"><text:span text:style-name="T9">6:</text:span></text:span><text:span text:style-name="Strong_20_Emphasis"><text:span text:style-name="T10">45</text:span></text:span><text:span text:style-name="Strong_20_Emphasis"><text:span text:style-name="T9"> am</text:span></text:span><text:span text:style-name="T9"><text:line-break/></text:span><text:span text:style-name="T13">Mantenimiento diario</text:span><text:span text:style-name="T9"> – </text:span><text:span text:style-name="T13">tareas en el area principal del monasterio.</text:span></text:p>
      <text:p text:style-name="P21"><text:span text:style-name="Strong_20_Emphasis"><text:span text:style-name="T9">7:15 am</text:span></text:span><text:span text:style-name="T9"><text:line-break/></text:span><text:span text:style-name="T13">Desayuno</text:span><text:span text:style-name="T9">– </text:span><text:span text:style-name="T13">normalmente pan y </text:span><text:span text:style-name="T14">gachas</text:span><text:span text:style-name="T9"> </text:span></text:p>
      <text:p text:style-name="P21"><text:span text:style-name="Strong_20_Emphasis"><text:span text:style-name="T9">8:15 am</text:span></text:span><text:span text:style-name="T9"><text:line-break/></text:span><text:span text:style-name="T14">Periodo de trabajo</text:span><text:span text:style-name="T9"> – </text:span><text:span text:style-name="T14">tareas y mantenimiento general del monasterio, ayudar en el cocina</text:span><text:span text:style-name="T9">, etc.</text:span></text:p>
      <text:p text:style-name="P21"><text:span text:style-name="T14">Ofrenda de comida</text:span><text:span text:style-name="T10"> - </text:span><text:span text:style-name="T9"> </text:span><text:span text:style-name="Strong_20_Emphasis"><text:span text:style-name="T9">11:30 am </text:span></text:span></text:p>
      <text:p text:style-name="P23"><text:span text:style-name="T15">Lavar platos y recoger la cocina, seguido de práctica personal</text:span> – <text:span text:style-name="T15">meditación </text:span>individual <text:span text:style-name="T15">o periodo de estudio</text:span>, <text:span text:style-name="T6">etc.</text:span></text:p>
      <text:p text:style-name="P21"><text:span text:style-name="Strong_20_Emphasis"><text:span text:style-name="T9">5:00 pm</text:span></text:span><text:span text:style-name="T9"><text:line-break/>T</text:span><text:span text:style-name="T14">é</text:span><text:span text:style-name="T9">.</text:span></text:p>
      <text:p text:style-name="P21"><text:span text:style-name="Strong_20_Emphasis"><text:span text:style-name="T9">7:</text:span></text:span><text:span text:style-name="Strong_20_Emphasis"><text:span text:style-name="T10">00</text:span></text:span><text:span text:style-name="Strong_20_Emphasis"><text:span text:style-name="T9"> – 8:</text:span></text:span><text:span text:style-name="Strong_20_Emphasis"><text:span text:style-name="T10">0</text:span></text:span><text:span text:style-name="Strong_20_Emphasis"><text:span text:style-name="T9">0 pm</text:span></text:span><text:span text:style-name="T9"><text:line-break/></text:span><text:span text:style-name="T14">Reunion vespertina</text:span><text:span text:style-name="T9"> – </text:span><text:span text:style-name="T14">cánticos y meditación en silencio.</text:span><text:span text:style-name="T9">.<text:line-break/>(</text:span><text:span text:style-name="T14">No hay reuniones por la tarde en los dias antesy después el día de observancia lunar</text:span><text:span text:style-name="T9">).</text:span></text:p>
      <text:h text:style-name="P24" text:outline-level="3">Schedule during the lunar observance days</text:h>
      <text:p text:style-name="P21"><text:span text:style-name="T15">Los dias de observancia lunar corresponden con las fases de la luna</text:span><text:span text:style-name="T6">.</text:span> <text:span text:style-name="T15">En los dias de observancia lunar, no hay meditación de grupo por la mañana y la mayoría de los trabajos quedan suspendidos.</text:span> <text:span text:style-name="T15">De esta manera, el día puede dedicarse al silencio y la reflexión. Durante la tarde, en los dias de observancia, normalmente se sigue esta rutina:</text:span></text:p>
      <text:p text:style-name="P21"><text:span text:style-name="Strong_20_Emphasis">7:</text:span><text:span text:style-name="Strong_20_Emphasis"><text:span text:style-name="T11">0</text:span></text:span><text:span text:style-name="Strong_20_Emphasis">0 pm</text:span><text:line-break/>Cá<text:span text:style-name="T15">nticos y meditación en silencio</text:span>.</text:p>
      <text:p text:style-name="P21"><text:span text:style-name="Strong_20_Emphasis">8:</text:span><text:span text:style-name="Strong_20_Emphasis"><text:span text:style-name="T11">0</text:span></text:span><text:span text:style-name="Strong_20_Emphasis">0 pm</text:span><text:line-break/><text:span text:style-name="T15">La comunidad laica toma los tres refugios y los ocho preceptos</text:span>.</text:p>
      <text:p text:style-name="P21"><text:span text:style-name="T15">Discurso de </text:span>Dhamma <text:span text:style-name="T15">y </text:span><text:span text:style-name="T11">Q&amp;A </text:span><text:span text:style-name="T15">durante alrededor de una hora</text:span>.</text:p>
      <text:p text:style-name="P25">12:00 am</text:p>
      <text:p text:style-name="P21"><text:span text:style-name="T15">Homenaje de cierre y fin de la práctica formal</text:span><text:span text:style-name="T11">.</text:span><text:line-break/></text:p>
      <text:p text:style-name="P21"><text:span text:style-name="T15">Este evento está abierto a todo el mundo </text:span><text:span text:style-name="T16">y </text:span><text:span text:style-name="T15">es usted libre de unirse </text:span><text:span text:style-name="T16">a la velada tanto tiempo como dese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5:03:52.949359100</meta:creation-date>
    <dc:date>2025-04-16T17:08:02.694469363</dc:date>
    <meta:editing-duration>PT12M41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4" meta:paragraph-count="81" meta:word-count="1137" meta:character-count="7313" meta:non-whitespace-character-count="6220"/>
  </office:meta>
</office:document-meta>
</file>